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6000001C4F7ED7DC38F616C55.png" manifest:media-type="image/png"/>
  <manifest:file-entry manifest:full-path="Pictures/100002010000028D0000018B49B1C98F60E7D678.png" manifest:media-type="image/png"/>
  <manifest:file-entry manifest:full-path="Pictures/10000201000002960000013D6E567167D7E21D4A.png" manifest:media-type="image/png"/>
  <manifest:file-entry manifest:full-path="Pictures/10000201000002B800000192AF045E73B5185D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42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297cm" fo:min-width="2.189cm"/>
    </style:style>
    <style:style style:name="gr3" style:family="graphic" style:parent-style-name="standard">
      <style:graphic-properties draw:textarea-horizontal-align="justify" draw:textarea-vertical-align="middle" draw:auto-grow-height="false" fo:min-height="3.427cm" fo:min-width="3.6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791cm" fo:min-width="2.469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04e4d" draw:textarea-horizontal-align="justify" draw:textarea-vertical-align="middle" draw:auto-grow-height="false" fo:min-height="2.297cm" fo:min-width="2.1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04e4d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8cm" svg:height="7.2cm" svg:x="9.6cm" svg:y="4.2cm">
          <text:p text:style-name="P1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01cm" svg:height="3.601cm" svg:x="18.199cm" svg:y="2.199cm">
          <text:p text:style-name="P1">Cloud</text:p>
          <text:p text:style-name="P1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01cm" svg:height="3.601cm" svg:x="18.199cm" svg:y="9.399cm">
          <text:p text:style-name="P1">Cloud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99cm" svg:height="5.199cm" svg:x="6.4cm" svg:y="10.4cm">
          <text:p text:style-name="P1">Google</text:p>
          <text:p text:style-name="P1">Cloud</text:p>
          <text:p text:style-name="P1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0.2cm" svg:y1="5.8cm" svg:x2="20.2cm" svg:y2="9.399cm">
          <text:p/>
        </draw:line>
        <draw:line draw:style-name="gr4" draw:text-style-name="P2" draw:layer="layout" svg:x1="12.299cm" svg:y1="12.8cm" svg:x2="18.199cm" svg:y2="11.4cm">
          <text:p/>
        </draw:line>
        <draw:line draw:style-name="gr4" draw:text-style-name="P2" draw:layer="layout" svg:x1="18.6cm" svg:y1="10cm" svg:x2="17.2cm" svg:y2="9.4cm">
          <text:p/>
        </draw:line>
        <draw:custom-shape draw:style-name="gr5" draw:text-style-name="P1" draw:layer="layout" svg:width="4.199cm" svg:height="4.299cm" svg:x="5.8cm" svg:y="0.701cm">
          <text:p text:style-name="P1">Vertex AI</text:p>
          <text:p text:style-name="P1">End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99cm" svg:height="4.299cm" svg:x="2.5cm" svg:y="3.001cm">
          <text:p text:style-name="P1">Vertex AI</text:p>
          <text:p text:style-name="P1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6.8cm" svg:x2="6.699cm" svg:y2="6cm">
          <text:p/>
        </draw:line>
        <draw:custom-shape draw:style-name="gr5" draw:text-style-name="P1" draw:layer="layout" svg:width="4.199cm" svg:height="4.299cm" svg:x="22.8cm" svg:y="5cm">
          <text:p text:style-name="P1">Severless</text:p>
          <text:p text:style-name="P1">Sp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1.8cm" svg:y1="4.8cm" svg:x2="23.2cm" svg:y2="5.6cm">
          <text:p/>
        </draw:line>
        <draw:line draw:style-name="gr4" draw:text-style-name="P2" draw:layer="layout" svg:x1="12.299cm" svg:y1="12.4cm" svg:x2="22.8cm" svg:y2="8cm">
          <text:p/>
        </draw:line>
        <draw:line draw:style-name="gr4" draw:text-style-name="P2" draw:layer="layout" svg:x1="22.8cm" svg:y1="7.2cm" svg:x2="17.4cm" svg:y2="7.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7.8cm" svg:height="7.2cm" svg:x="9.6cm" svg:y="4.2cm">
          <text:p text:style-name="P1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01cm" svg:height="3.601cm" svg:x="18.199cm" svg:y="9.399cm">
          <text:p text:style-name="P1">Cloud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99cm" svg:height="5.199cm" svg:x="6.4cm" svg:y="10.4cm">
          <text:p text:style-name="P1">Google</text:p>
          <text:p text:style-name="P1">Cloud</text:p>
          <text:p text:style-name="P1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cm" svg:y1="10cm" svg:x2="17.2cm" svg:y2="9.4cm">
          <text:p/>
        </draw:line>
        <draw:custom-shape draw:style-name="gr5" draw:text-style-name="P1" draw:layer="layout" svg:width="4.199cm" svg:height="4.299cm" svg:x="5.8cm" svg:y="0.701cm">
          <text:p text:style-name="P1">Vertex AI</text:p>
          <text:p text:style-name="P1">End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199cm" svg:height="4.299cm" svg:x="2.5cm" svg:y="3.001cm">
          <text:p text:style-name="P1">Vertex AI</text:p>
          <text:p text:style-name="P1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6.8cm" svg:x2="6.699cm" svg:y2="6cm">
          <text:p/>
        </draw:line>
        <draw:custom-shape draw:style-name="gr5" draw:text-style-name="P1" draw:layer="layout" svg:width="4.199cm" svg:height="4.299cm" svg:x="22.8cm" svg:y="5cm">
          <text:p text:style-name="P1">Severless</text:p>
          <text:p text:style-name="P1">Sp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8cm" svg:y1="7.2cm" svg:x2="17.4cm" svg:y2="7.6cm">
          <text:p/>
        </draw:line>
        <draw:line draw:style-name="gr4" draw:text-style-name="P2" draw:layer="layout" svg:x1="9.6cm" svg:y1="10.6cm" svg:x2="10.4cm" svg:y2="10cm">
          <text:p/>
        </draw:line>
        <draw:line draw:style-name="gr4" draw:text-style-name="P2" draw:layer="layout" svg:x1="17.4cm" svg:y1="7cm" svg:x2="23cm" svg:y2="6.6cm">
          <text:p/>
        </draw:line>
        <draw:line draw:style-name="gr4" draw:text-style-name="P2" draw:layer="layout" svg:x1="17cm" svg:y1="9.6cm" svg:x2="18.6cm" svg:y2="10.4cm">
          <text:p/>
        </draw:line>
        <draw:line draw:style-name="gr4" draw:text-style-name="P2" draw:layer="layout" svg:x1="9.6cm" svg:y1="4.2cm" svg:x2="10.6cm" svg:y2="5.2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7.8cm" svg:height="7.2cm" svg:x="9.6cm" svg:y="4.2cm">
          <text:p text:style-name="P1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899cm" svg:height="5.199cm" svg:x="6.4cm" svg:y="10.4cm">
          <text:p text:style-name="P1">Google</text:p>
          <text:p text:style-name="P1">Cloud</text:p>
          <text:p text:style-name="P1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10.6cm" svg:x2="10.4cm" svg:y2="10cm">
          <text:p/>
        </draw:line>
        <draw:frame draw:style-name="gr7" draw:text-style-name="P1" draw:layer="layout" svg:width="9.403cm" svg:height="5.688cm" svg:x="0.197cm" svg:y="4.712cm">
          <draw:image xlink:href="Pictures/100002010000028D0000018B49B1C98F60E7D67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4" draw:layer="layout" svg:width="7.8cm" svg:height="7.2cm" svg:x="9.6cm" svg:y="4.2cm">
          <text:p text:style-name="P4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01cm" svg:height="3.601cm" svg:x="18.199cm" svg:y="9.399cm">
          <text:p text:style-name="P4">Cloud</text:p>
          <text:p text:style-name="P4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899cm" svg:height="5.199cm" svg:x="6.4cm" svg:y="10.4cm">
          <text:p text:style-name="P4">Google</text:p>
          <text:p text:style-name="P4">Cloud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cm" svg:y1="10cm" svg:x2="17.2cm" svg:y2="9.4cm">
          <text:p/>
        </draw:line>
        <draw:line draw:style-name="gr4" draw:text-style-name="P2" draw:layer="layout" svg:x1="9.6cm" svg:y1="10.6cm" svg:x2="10.4cm" svg:y2="10cm">
          <text:p/>
        </draw:line>
        <draw:line draw:style-name="gr4" draw:text-style-name="P2" draw:layer="layout" svg:x1="17cm" svg:y1="9.6cm" svg:x2="18.6cm" svg:y2="10.4cm">
          <text:p/>
        </draw:line>
        <draw:frame draw:style-name="gr7" draw:text-style-name="P1" draw:layer="layout" svg:width="10.546cm" svg:height="6.091cm" svg:x="17.554cm" svg:y="3cm">
          <draw:image xlink:href="Pictures/10000201000002B800000192AF045E73B5185DA2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4" draw:layer="layout" svg:width="7.8cm" svg:height="7.2cm" svg:x="9.6cm" svg:y="4.2cm">
          <text:p text:style-name="P4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01cm" svg:height="3.601cm" svg:x="18.199cm" svg:y="9.399cm">
          <text:p text:style-name="P4">Cloud</text:p>
          <text:p text:style-name="P4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899cm" svg:height="5.199cm" svg:x="6.4cm" svg:y="10.4cm">
          <text:p text:style-name="P4">Google</text:p>
          <text:p text:style-name="P4">Cloud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cm" svg:y1="10cm" svg:x2="17.2cm" svg:y2="9.4cm">
          <text:p/>
        </draw:line>
        <draw:custom-shape draw:style-name="gr5" draw:text-style-name="P4" draw:layer="layout" svg:width="4.199cm" svg:height="4.299cm" svg:x="5.8cm" svg:y="0.701cm">
          <text:p text:style-name="P4">Vertex AI</text:p>
          <text:p text:style-name="P4">End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199cm" svg:height="4.299cm" svg:x="2.5cm" svg:y="3.001cm">
          <text:p text:style-name="P4">Vertex AI</text:p>
          <text:p text:style-name="P4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6.8cm" svg:x2="6.699cm" svg:y2="6cm">
          <text:p/>
        </draw:line>
        <draw:line draw:style-name="gr4" draw:text-style-name="P2" draw:layer="layout" svg:x1="9.6cm" svg:y1="10.6cm" svg:x2="10.4cm" svg:y2="10cm">
          <text:p/>
        </draw:line>
        <draw:line draw:style-name="gr4" draw:text-style-name="P2" draw:layer="layout" svg:x1="17cm" svg:y1="9.6cm" svg:x2="18.6cm" svg:y2="10.4cm">
          <text:p/>
        </draw:line>
        <draw:line draw:style-name="gr4" draw:text-style-name="P2" draw:layer="layout" svg:x1="9.6cm" svg:y1="4.2cm" svg:x2="10.6cm" svg:y2="5.2cm">
          <text:p/>
        </draw:line>
        <draw:frame draw:style-name="gr7" draw:text-style-name="P1" draw:layer="layout" svg:width="8.6cm" svg:height="4.117cm" svg:x="10.2cm" svg:y="0.014cm">
          <draw:image xlink:href="Pictures/10000201000002960000013D6E567167D7E21D4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4" draw:layer="layout" svg:width="7.8cm" svg:height="7.2cm" svg:x="9.6cm" svg:y="4.2cm">
          <text:p text:style-name="P4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01cm" svg:height="3.601cm" svg:x="18.199cm" svg:y="9.399cm">
          <text:p text:style-name="P4">Cloud</text:p>
          <text:p text:style-name="P4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899cm" svg:height="5.199cm" svg:x="6.4cm" svg:y="10.4cm">
          <text:p text:style-name="P4">Google</text:p>
          <text:p text:style-name="P4">Cloud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cm" svg:y1="10cm" svg:x2="17.2cm" svg:y2="9.4cm">
          <text:p/>
        </draw:line>
        <draw:custom-shape draw:style-name="gr5" draw:text-style-name="P4" draw:layer="layout" svg:width="4.199cm" svg:height="4.299cm" svg:x="5.8cm" svg:y="0.701cm">
          <text:p text:style-name="P4">Vertex AI</text:p>
          <text:p text:style-name="P4">End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199cm" svg:height="4.299cm" svg:x="2.5cm" svg:y="3.001cm">
          <text:p text:style-name="P4">Vertex AI</text:p>
          <text:p text:style-name="P4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6.8cm" svg:x2="6.699cm" svg:y2="6cm">
          <text:p/>
        </draw:line>
        <draw:custom-shape draw:style-name="gr5" draw:text-style-name="P4" draw:layer="layout" svg:width="4.199cm" svg:height="4.299cm" svg:x="22.8cm" svg:y="5cm">
          <text:p text:style-name="P4">Severless</text:p>
          <text:p text:style-name="P4">Sp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8cm" svg:y1="7.2cm" svg:x2="17.4cm" svg:y2="7.6cm">
          <text:p/>
        </draw:line>
        <draw:line draw:style-name="gr4" draw:text-style-name="P2" draw:layer="layout" svg:x1="9.6cm" svg:y1="10.6cm" svg:x2="10.4cm" svg:y2="10cm">
          <text:p/>
        </draw:line>
        <draw:line draw:style-name="gr4" draw:text-style-name="P2" draw:layer="layout" svg:x1="17.4cm" svg:y1="7cm" svg:x2="23cm" svg:y2="6.6cm">
          <text:p/>
        </draw:line>
        <draw:line draw:style-name="gr4" draw:text-style-name="P2" draw:layer="layout" svg:x1="17cm" svg:y1="9.6cm" svg:x2="18.6cm" svg:y2="10.4cm">
          <text:p/>
        </draw:line>
        <draw:line draw:style-name="gr4" draw:text-style-name="P2" draw:layer="layout" svg:x1="9.6cm" svg:y1="4.2cm" svg:x2="10.6cm" svg:y2="5.2cm">
          <text:p/>
        </draw:line>
        <draw:frame draw:style-name="gr7" draw:text-style-name="P1" draw:layer="layout" svg:width="6.942cm" svg:height="5.391cm" svg:x="16.6cm" svg:y="0.109cm">
          <draw:image xlink:href="Pictures/1000020100000246000001C4F7ED7DC38F616C5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4" draw:layer="layout" svg:width="7.8cm" svg:height="7.2cm" svg:x="9.6cm" svg:y="4.2cm">
          <text:p text:style-name="P4">Big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801cm" svg:height="3.601cm" svg:x="18.199cm" svg:y="9.399cm">
          <text:p text:style-name="P4">Cloud</text:p>
          <text:p text:style-name="P4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899cm" svg:height="5.199cm" svg:x="6.4cm" svg:y="10.4cm">
          <text:p text:style-name="P4">Google</text:p>
          <text:p text:style-name="P4">Cloud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8.6cm" svg:y1="10cm" svg:x2="17.2cm" svg:y2="9.4cm">
          <text:p/>
        </draw:line>
        <draw:custom-shape draw:style-name="gr5" draw:text-style-name="P4" draw:layer="layout" svg:width="4.199cm" svg:height="4.299cm" svg:x="5.8cm" svg:y="0.701cm">
          <text:p text:style-name="P4">Vertex AI</text:p>
          <text:p text:style-name="P4">Endpo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199cm" svg:height="4.299cm" svg:x="2.5cm" svg:y="3.001cm">
          <text:p text:style-name="P4">Vertex AI</text:p>
          <text:p text:style-name="P4">Trai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cm" svg:y1="6.8cm" svg:x2="6.699cm" svg:y2="6cm">
          <text:p/>
        </draw:line>
        <draw:custom-shape draw:style-name="gr5" draw:text-style-name="P4" draw:layer="layout" svg:width="4.199cm" svg:height="4.299cm" svg:x="22.8cm" svg:y="5cm">
          <text:p text:style-name="P4">Severless</text:p>
          <text:p text:style-name="P4">Sp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2.8cm" svg:y1="7.2cm" svg:x2="17.4cm" svg:y2="7.6cm">
          <text:p/>
        </draw:line>
        <draw:line draw:style-name="gr4" draw:text-style-name="P2" draw:layer="layout" svg:x1="9.6cm" svg:y1="10.6cm" svg:x2="10.4cm" svg:y2="10cm">
          <text:p/>
        </draw:line>
        <draw:line draw:style-name="gr4" draw:text-style-name="P2" draw:layer="layout" svg:x1="17.4cm" svg:y1="7cm" svg:x2="23cm" svg:y2="6.6cm">
          <text:p/>
        </draw:line>
        <draw:line draw:style-name="gr4" draw:text-style-name="P2" draw:layer="layout" svg:x1="17cm" svg:y1="9.6cm" svg:x2="18.6cm" svg:y2="10.4cm">
          <text:p/>
        </draw:line>
        <draw:line draw:style-name="gr4" draw:text-style-name="P2" draw:layer="layout" svg:x1="9.6cm" svg:y1="4.2cm" svg:x2="10.6cm" svg:y2="5.2cm">
          <text:p/>
        </draw:line>
        <draw:custom-shape draw:style-name="gr8" draw:text-style-name="P6" draw:layer="layout" svg:width="3.801cm" svg:height="3.601cm" svg:x="6.599cm" svg:y="6.8cm">
          <text:p text:style-name="P4">BigQuery</text:p>
          <text:p text:style-name="P4">Omn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801cm" svg:height="3.601cm" svg:x="12.899cm" svg:y="9.6cm">
          <text:p text:style-name="P4">Analytics</text:p>
          <text:p text:style-name="P4">H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801cm" svg:height="3.601cm" svg:x="14.999cm" svg:y="2.5cm">
          <text:p text:style-name="P4">Data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30T19:09:41.615333065</meta:creation-date>
    <dc:date>2023-06-30T20:24:21.892545588</dc:date>
    <meta:editing-duration>PT44M6S</meta:editing-duration>
    <meta:editing-cycles>8</meta:editing-cycles>
    <meta:generator>LibreOffice/6.0.7.3$Linux_X86_64 LibreOffice_project/00m0$Build-3</meta:generator>
    <meta:document-statistic meta:object-count="114"/>
  </office:meta>
</office:document-meta>
</file>